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88607" officeooo:paragraph-rsid="00288607"/>
    </style:style>
    <style:style style:name="P2" style:family="paragraph" style:parent-style-name="Text_20_body">
      <style:text-properties officeooo:rsid="0029227a" officeooo:paragraph-rsid="0029227a"/>
    </style:style>
    <style:style style:name="P3" style:family="paragraph" style:parent-style-name="Text_20_body">
      <style:text-properties officeooo:rsid="003416c7" officeooo:paragraph-rsid="003416c7"/>
    </style:style>
    <style:style style:name="P4" style:family="paragraph" style:parent-style-name="Heading_20_1">
      <style:text-properties officeooo:rsid="001ccb4d" officeooo:paragraph-rsid="00288607"/>
    </style:style>
    <style:style style:name="P5" style:family="paragraph" style:parent-style-name="Heading_20_1">
      <style:text-properties officeooo:rsid="002fac55" officeooo:paragraph-rsid="002fac55"/>
    </style:style>
    <style:style style:name="P6" style:family="paragraph" style:parent-style-name="Heading_20_1">
      <style:text-properties officeooo:rsid="002dcb02" officeooo:paragraph-rsid="002dcb02"/>
    </style:style>
    <style:style style:name="P7" style:family="paragraph" style:parent-style-name="Text_20_body">
      <style:text-properties officeooo:rsid="0044e8b3" officeooo:paragraph-rsid="0044e8b3"/>
    </style:style>
    <style:style style:name="P8" style:family="paragraph" style:parent-style-name="Text_20_body">
      <style:text-properties officeooo:paragraph-rsid="002f86a5"/>
    </style:style>
    <style:style style:name="P9" style:family="paragraph" style:parent-style-name="Text_20_body">
      <style:text-properties officeooo:rsid="0036dc48" officeooo:paragraph-rsid="0036dc48"/>
    </style:style>
    <style:style style:name="P10" style:family="paragraph" style:parent-style-name="Text_20_body">
      <style:text-properties officeooo:rsid="004ca0cd" officeooo:paragraph-rsid="004ca0cd"/>
    </style:style>
    <style:style style:name="T1" style:family="text">
      <style:text-properties officeooo:rsid="002976dd"/>
    </style:style>
    <style:style style:name="T2" style:family="text">
      <style:text-properties officeooo:rsid="002a6d09"/>
    </style:style>
    <style:style style:name="T3" style:family="text">
      <style:text-properties officeooo:rsid="002c4e82"/>
    </style:style>
    <style:style style:name="T4" style:family="text">
      <style:text-properties officeooo:rsid="0044e8b3"/>
    </style:style>
    <style:style style:name="T5" style:family="text">
      <style:text-properties officeooo:rsid="004560bf"/>
    </style:style>
    <style:style style:name="T6" style:family="text">
      <style:text-properties officeooo:rsid="002f86a5"/>
    </style:style>
    <style:style style:name="T7" style:family="text">
      <style:text-properties officeooo:rsid="004780d5"/>
    </style:style>
    <style:style style:name="T8" style:family="text">
      <style:text-properties officeooo:rsid="0047b98d"/>
    </style:style>
    <style:style style:name="T9" style:family="text">
      <style:text-properties officeooo:rsid="004939b6"/>
    </style:style>
    <style:style style:name="T10" style:family="text">
      <style:text-properties officeooo:rsid="00495c4c"/>
    </style:style>
    <style:style style:name="T11" style:family="text">
      <style:text-properties officeooo:rsid="004ae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dvent Of Code 202<text:span text:style-name="T4">3</text:span></text:h>
      <text:p text:style-name="P1">A programming &lt;strong&gt;challenge&lt;/strong&gt;, advent calender </text:p>
      <text:h text:style-name="Heading_20_1" text:outline-level="1"/>
      <text:h text:style-name="Heading_20_1" text:outline-level="1">Overview</text:h>
      <text:p text:style-name="P2">An annual set of challenges for a variety of skill sets and levels. <text:span text:style-name="T1">I was introduced to it at the end of 2022 and </text:span><text:span text:style-name="T4">was looking forward to them this year.</text:span> I solved the<text:span text:style-name="T1">m</text:span> using &lt;strong&gt;C#&lt;/strong&gt;. <text:span text:style-name="T3">The full list of challenges can be found </text:span>&lt;<text:span text:style-name="T2">MudLink </text:span><text:span text:style-name="T3">Href=”https://adventofcode.com/202</text:span><text:span text:style-name="T4">3</text:span><text:span text:style-name="T3">”</text:span><text:span text:style-name="T2">&gt;</text:span><text:span text:style-name="T3">here</text:span><text:span text:style-name="T2">&lt;/MudLink&gt;</text:span></text:p>
      <text:p text:style-name="P7">The challenges were interesting and I think I came up with some neat solutions. A few of the days were a little annoying and I think general solutions would have taken far too long to run. However, I tried to stick to assumptions which I thought would apply to any input provided by the official site.</text:p>
      <text:h text:style-name="P5" text:outline-level="1">Description</text:h>
      <text:p text:style-name="P3">There are too many to go into all of them, so I will highlight a few of the ones I found more interesting.</text:p>
      <text:p text:style-name="P3">Day <text:span text:style-name="T7">7 was when it started getting interesting. While still not really a challenge, I’m happy with my solution. I think it’s neat and easy to understand and it’s a good representation of what I try to aim for. </text:span><text:span text:style-name="T8">Day 13 was another example of this. Although, I got slightly distracted making it run asynchronously.</text:span></text:p>
      <text:p text:style-name="P9">Day 1<text:span text:style-name="T9">4 was the first puzzle which required any significant optimisation. By simplifying the state of the Dish into a </text:span><text:span text:style-name="T11">h</text:span><text:span text:style-name="T9">ash </text:span><text:span text:style-name="T11">co</text:span><text:span text:style-name="T9">de so that it could be quickly compared and placed in a Dictionary, it was simple to retain previous states and compare them in order to identify a loop. From there it was simple </text:span><text:span text:style-name="T10">to skip most of the cycles and find the answer.</text:span></text:p>
      <text:p text:style-name="P10">Day 23 was my favourite problem this year. A twist on the regular algorithms, instead aiming to find the longest path. I didn’t do anything particularly clever for this one, it was mostly just about optimising the algorithm and trying to find the answer with as few iterations as possible. It still takes a few seconds to run my solutions, however, I think I’ve got it fairly optimal at this point.</text:p>
      <text:h text:style-name="P6" text:outline-level="1">GitHub</text:h>
      <text:p text:style-name="P8"><text:span text:style-name="T6">A repository with all of my solutions in can be found here: &lt;MudLink Href=”https://github.com/Rielk/AdventOfCode2</text:span><text:span text:style-name="T5">3</text:span><text:span text:style-name="T6">”&gt;Advent of Code 202</text:span><text:span text:style-name="T5">3</text:span><text:span text:style-name="T6">&lt;/MudLink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9T21:17:05.379000000</dc:date>
    <meta:editing-duration>PT9H51M2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345" meta:character-count="2007" meta:non-whitespace-character-count="1673"/>
  </office:meta>
</office:document-meta>
</file>